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Medium of Exchange – Brief Intro for busy people</text:span></text:p>
      <text:p text:style-name="Text_20_body">A <text:span text:style-name="Strong_20_Emphasis">medium of exchange</text:span> is one of the core functions of money, serving as an intermediary instrument used to facilitate the sale, purchase, or trade of goods and services. Without it, economies would rely on <text:span text:style-name="Strong_20_Emphasis">barter</text:span>, a system where goods are exchanged directly—a process that is inefficient and requires a “double coincidence of wants” (both parties must have what the other wants at the same time).</text:p>
      <text:h text:style-name="Heading_20_3" text:outline-level="3">Characteristics of an Effective Medium of Exchange:</text:h>
      <text:list xml:id="list5202880510908239604" text:style-name="L1">
        <text:list-item>
          <text:p text:style-name="P2"><text:span text:style-name="Strong_20_Emphasis">Widely Accepted</text:span> – It must be trusted and accepted across a broad range of participants in the economy.</text:p>
        </text:list-item>
        <text:list-item>
          <text:p text:style-name="P2"><text:span text:style-name="Strong_20_Emphasis">Divisible</text:span> – It can be broken into smaller units to accommodate various transaction sizes.</text:p>
        </text:list-item>
        <text:list-item>
          <text:p text:style-name="P2"><text:span text:style-name="Strong_20_Emphasis">Portable</text:span> – Easy to carry and transfer.</text:p>
        </text:list-item>
        <text:list-item>
          <text:p text:style-name="P2"><text:span text:style-name="Strong_20_Emphasis">Durable</text:span> – It must retain its form and usability over time.</text:p>
        </text:list-item>
        <text:list-item>
          <text:p text:style-name="P2"><text:span text:style-name="Strong_20_Emphasis">Stable in Value</text:span> – Large fluctuations in value undermine trust and usability.</text:p>
        </text:list-item>
      </text:list>
      <text:h text:style-name="Heading_20_3" text:outline-level="3">Historical Examples:</text:h>
      <text:list xml:id="list6444152427357793650" text:style-name="L2">
        <text:list-item>
          <text:p text:style-name="P3"><text:span text:style-name="Strong_20_Emphasis">Commodity money</text:span> like gold, silver, or salt served this role in early economies.</text:p>
        </text:list-item>
        <text:list-item>
          <text:p text:style-name="P3"><text:span text:style-name="Strong_20_Emphasis">Fiat money</text:span>, such as paper currency, has no intrinsic value but functions because a government guarantees its acceptance.</text:p>
        </text:list-item>
        <text:list-item>
          <text:p text:style-name="P3"><text:span text:style-name="Strong_20_Emphasis">Digital forms</text:span>, including debit cards and mobile payment apps, represent electronic representations of money as a medium of exchange.</text:p>
        </text:list-item>
        <text:list-item>
          <text:p text:style-name="P3"><text:span text:style-name="Strong_20_Emphasis">Cryptocurrencies</text:span> like Bitcoin attempt to serve as decentralized mediums of exchange, though their volatility currently limits mainstream use.</text:p>
        </text:list-item>
      </text:list>
      <text:h text:style-name="Heading_20_3" text:outline-level="3">Importance in Monetary Systems:</text:h>
      <text:p text:style-name="Text_20_body">The medium of exchange function is what gives money its <text:span text:style-name="Strong_20_Emphasis">liquidity</text:span>—the ease with which it can be used to obtain goods and services. If this function breaks down (e.g., due to hyperinflation or distrust in the currency), trade slows or reverts to barter, and economic systems falter.</text:p>
      <text:p text:style-name="Text_20_body">In sum, the <text:span text:style-name="Strong_20_Emphasis">medium of exchange</text:span> is what transforms money from a mere store of value into a living force that moves economies, enables markets, and supports complex civilizations.</text:p>
      <text:p text:style-name="Standard"/>
      <text:h text:style-name="P1" text:outline-level="2"><text:span text:style-name="Strong_20_Emphasis">Medium of Exchange — Foundations of Monetary Power</text:span></text:h>
      <text:p text:style-name="Text_20_body">At <text:span text:style-name="Strong_20_Emphasis">Malone University</text:span>, understanding money as a <text:span text:style-name="Strong_20_Emphasis">medium of exchange</text:span> is not a mere academic exercise. It is the <text:span text:style-name="Strong_20_Emphasis">first pillar of economic control</text:span> and liberation. Before we can command capital, we must understand how it <text:span text:style-name="Emphasis">moves</text:span>. The “medium of exchange” is the <text:span text:style-name="Emphasis">movement mechanism</text:span>—the bloodstream of every economy.</text:p>
      <text:h text:style-name="Heading_20_3" text:outline-level="3">What Is a Medium of Exchange?</text:h>
      <text:p text:style-name="Text_20_body">A <text:span text:style-name="Strong_20_Emphasis">medium of exchange</text:span> is any object or system that is widely accepted in exchange for goods and services. It replaces the barter system, eliminating the inefficiency of needing to find someone who simultaneously wants what you offer and offers what you want—a problem known as the <text:span text:style-name="Strong_20_Emphasis">double coincidence of wants</text:span>.</text:p>
      <text:p text:style-name="Text_20_body">Without a reliable medium of exchange, <text:span text:style-name="Strong_20_Emphasis">markets stall</text:span>, <text:span text:style-name="Strong_20_Emphasis">pricing collapses</text:span>, and <text:span text:style-name="Strong_20_Emphasis">economic coordination disintegrates</text:span>.</text:p>
      <text:p text:style-name="Horizontal_20_Line"/>
      <text:h text:style-name="Heading_20_3" text:outline-level="3">Why Does This Matter for You?</text:h>
      <text:p text:style-name="Text_20_body">As future <text:span text:style-name="Strong_20_Emphasis">builders of parallel economies</text:span>—whether through <text:span text:style-name="Strong_20_Emphasis">Malone Corporate Scrip (MCS)</text:span>, blockchain, or programmable digital credit systems—you must ask:</text:p>
      <text:list xml:id="list9088694482260314155" text:style-name="L3">
        <text:list-item>
          <text:p text:style-name="P4">Can your system <text:span text:style-name="Strong_20_Emphasis">scale trade</text:span>?</text:p>
        </text:list-item>
        <text:list-item>
          <text:p text:style-name="P4">Will people trust your medium?</text:p>
        </text:list-item>
        <text:list-item>
          <text:p text:style-name="P4">Can it perform in crises?</text:p>
        </text:list-item>
        <text:list-item>
          <text:p text:style-name="P4">Will it <text:span text:style-name="Strong_20_Emphasis">outcompete fiat</text:span> in terms of utility and loyalty?</text:p>
        </text:list-item>
      </text:list>
      <text:p text:style-name="Text_20_body">Understanding the <text:span text:style-name="Strong_20_Emphasis">psychology of trust</text:span>, the <text:span text:style-name="Strong_20_Emphasis">architecture of liquidity</text:span>, and the <text:span text:style-name="Strong_20_Emphasis">infrastructure of convertibility</text:span> starts here.</text:p>
      <text:p text:style-name="Horizontal_20_Line"/>
      <text:h text:style-name="Heading_20_3" text:outline-level="3">Key Properties to Master:</text:h>
      <text:list xml:id="list8821928554675600354" text:style-name="L4">
        <text:list-item>
          <text:p text:style-name="P5"><text:span text:style-name="Strong_20_Emphasis">Acceptability</text:span>: Your currency must be embraced by the market. This is not achieved by force but by <text:span text:style-name="Strong_20_Emphasis">utility and reliability</text:span>.</text:p>
        </text:list-item>
        <text:list-item>
          <text:p text:style-name="P5"><text:span text:style-name="Strong_20_Emphasis">Recognizability</text:span>: It must be immediately identifiable and hard to counterfeit. Think of branding as a monetary defense system.</text:p>
        </text:list-item>
        <text:list-item>
          <text:p text:style-name="P5"><text:span text:style-name="Strong_20_Emphasis">Divisibility</text:span>: Can people use it for micro and macro transactions alike? If not, your system leaks value.</text:p>
        </text:list-item>
        <text:list-item>
          <text:p text:style-name="P5"><text:span text:style-name="Strong_20_Emphasis">Portability</text:span>: Must move across space (physical or digital) without friction. This affects adoption and velocity.</text:p>
        </text:list-item>
        <text:list-item>
          <text:p text:style-name="P5"><text:span text:style-name="Strong_20_Emphasis">Durability</text:span>: Store of value overlaps here. What cannot survive time cannot store trust.</text:p>
        </text:list-item>
        <text:list-item>
          <text:p text:style-name="P5"><text:span text:style-name="Strong_20_Emphasis">Stability</text:span>: Volatility erodes confidence. Pegs, redemption guarantees, or algorithmic stabilization become tools of monetary policy.</text:p>
        </text:list-item>
      </text:list>
      <text:p text:style-name="Horizontal_20_Line"/>
      <text:h text:style-name="Heading_20_3" text:outline-level="3"><text:soft-page-break/>Strategic Insight from the Field:</text:h>
      <text:list xml:id="list6647120629947032402" text:style-name="L5">
        <text:list-item>
          <text:p text:style-name="P6"><text:span text:style-name="Strong_20_Emphasis">U.S. Dollar</text:span>: Dominates globally not just due to force, but <text:span text:style-name="Strong_20_Emphasis">network effect</text:span>, legal tender laws, and petro-dollar diplomacy.</text:p>
        </text:list-item>
        <text:list-item>
          <text:p text:style-name="P6"><text:span text:style-name="Strong_20_Emphasis">Bitcoin</text:span>: As a medium of exchange, it's clunky due to volatility and slow confirmation times, but it opened the door for <text:span text:style-name="Strong_20_Emphasis">programmable money</text:span> and decentralized trust models.</text:p>
        </text:list-item>
        <text:list-item>
          <text:p text:style-name="P6"><text:span text:style-name="Strong_20_Emphasis">Malone Corporate Scrip (MCS)</text:span>: Our proprietary store-credit backed by enterprise productivity and discounts—it functions within a controlled ecosystem where trust is generated by performance, not decree.</text:p>
        </text:list-item>
      </text:list>
      <text:p text:style-name="Horizontal_20_Line"/>
      <text:h text:style-name="Heading_20_3" text:outline-level="3">What to Grasp Before Moving to Unit of Account:</text:h>
      <text:p text:style-name="Text_20_body">Before you can understand money as a <text:span text:style-name="Strong_20_Emphasis">unit of measurement</text:span> for economic value (our next topic), you must appreciate how <text:span text:style-name="Strong_20_Emphasis">exchangeability creates liquidity</text:span>, which in turn creates <text:span text:style-name="Strong_20_Emphasis">price discovery</text:span>.</text:p>
      <text:p text:style-name="Text_20_body">Ask yourself:</text:p>
      <text:list xml:id="list5811219347829191488" text:style-name="L6">
        <text:list-item>
          <text:p text:style-name="P7">If I issued a new form of money tomorrow, what guarantees its acceptance?</text:p>
        </text:list-item>
        <text:list-item>
          <text:p text:style-name="P7">What frictions or choke points in exchange must I design out of the system?</text:p>
        </text:list-item>
        <text:list-item>
          <text:p text:style-name="P7">Is my medium local, regional, or global? Is it inclusive or tiered?</text:p>
        </text:list-item>
        <text:list-item>
          <text:p text:style-name="P7">Am I designing a <text:span text:style-name="Strong_20_Emphasis">tool of trade</text:span> or a <text:span text:style-name="Strong_20_Emphasis">weapon of policy</text:span>?</text:p>
        </text:list-item>
      </text:list>
      <text:p text:style-name="Horizontal_20_Line"/>
      <text:h text:style-name="Heading_20_3" text:outline-level="3">✅ Core Takeaway for Malone Students:</text:h>
      <text:p text:style-name="Quotations">A <text:span text:style-name="Strong_20_Emphasis">medium of exchange</text:span> is not just a function of money. It is a weapon of economic warfare, a scaffold for trust, and a test of your system's viability. Master it, or your economy dies in the cradle.</text:p>
      <text:p text:style-name="Text_20_body"><text:span text:style-name="Strong_20_Emphasis">Only after you've mastered how money moves can you begin to define what anything is worth.</text:span> That’s the job of the <text:span text:style-name="Strong_20_Emphasis">unit of account</text:span>, coming n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5M6S</meta:editing-duration>
    <meta:editing-cycles>3</meta:editing-cycles>
    <meta:generator>OpenOffice/4.1.15$Win32 OpenOffice.org_project/4115m2$Build-9813</meta:generator>
    <dc:date>2025-07-30T12:29:14.96</dc:date>
    <dc:creator>Joseph Malone</dc:creator>
    <meta:document-statistic meta:table-count="0" meta:image-count="0" meta:object-count="0" meta:page-count="3" meta:paragraph-count="49" meta:word-count="853" meta:character-count="5247"/>
    <meta:user-defined meta:name="Info 1"/>
    <meta:user-defined meta:name="Info 2"/>
    <meta:user-defined meta:name="Info 3"/>
    <meta:user-defined meta:name="Info 4"/>
  </office:meta>
</office:document-meta>
</file>